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5550000035C66CD1AA3E88406D5.png" manifest:media-type="image/png"/>
  <manifest:file-entry manifest:full-path="Pictures/10000000000004F90000032296150BD05618D96B.png" manifest:media-type="image/png"/>
  <manifest:file-entry manifest:full-path="Pictures/10000000000004F900000322ABA1231826C4B1A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ource Sans Pro1" svg:font-family="'Source Sans Pro'" style:font-pitch="variable"/>
    <style:font-face style:name="Source Sans Pro Black1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3.174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outline1">
      <style:graphic-properties fo:min-height="12.754cm"/>
      <style:paragraph-properties style:writing-mode="lr-tb"/>
    </style:style>
    <style:style style:name="pr8" style:family="presentation" style:parent-style-name="Vivid1-notes">
      <style:graphic-properties draw:fill-color="#ffffff" fo:min-height="12.464cm"/>
      <style:paragraph-properties style:writing-mode="lr-tb"/>
    </style:style>
    <style:style style:name="pr9" style:family="presentation" style:parent-style-name="Vivid1-outline1" style:list-style-name="L3">
      <style:graphic-properties fo:min-height="12.75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ffffff" fo:font-size="36pt" fo:font-weight="normal" style:font-size-asian="36pt" style:font-size-complex="36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style:paragraph-properties fo:margin-left="0cm" fo:margin-right="0cm" fo:margin-top="0cm" fo:margin-bottom="0.497cm" fo:text-indent="0cm"/>
    </style:style>
    <style:style style:name="P5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text-properties fo:hyphenate="false" loext:hyphenation-no-caps="false"/>
    </style:style>
    <style:style style:name="P8" style:family="paragraph">
      <style:paragraph-properties style:writing-mode="lr-tb"/>
      <style:text-properties fo:hyphenate="false" loext:hyphenation-no-caps="false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ffffff" fo:font-size="36pt" fo:font-weight="normal" style:font-size-asian="36pt" style:font-size-complex="36pt"/>
    </style:style>
    <style:style style:name="T2" style:family="text">
      <style:text-properties style:use-window-font-color="true" style:text-outline="false" style:text-line-through-style="none" style:text-line-through-type="none" style:font-name="Source Sans Pro1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4pt" style:font-size-asian="32pt" style:font-size-complex="32pt"/>
    </style:style>
    <style:style style:name="T4" style:family="text">
      <style:text-properties fo:color="#ff0000" fo:font-size="32pt" fo:font-weight="bold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4617b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1.524cm" svg:y="0.837cm" presentation:class="title">
          <draw:text-box>
            <text:p>Why Device Trees<text:line-break/>Are not Static</text:p>
          </draw:text-box>
        </draw:frame>
        <draw:frame presentation:style-name="pr2" draw:text-style-name="P2" draw:layer="layout" svg:width="29.972cm" svg:height="4.306cm" svg:x="1.536cm" svg:y="14.49cm" presentation:class="subtitle" presentation:user-transformed="true">
          <draw:text-box>
            <text:p><text:span text:style-name="T1">Heinrich Schuchardt, 2020-05-16</text:span></text:p>
            <text:p><text:span text:style-name="T1">CC-BY-SA-4.0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Systems Are Modular</text:p>
          </draw:text-box>
        </draw:frame>
        <draw:frame presentation:style-name="pr5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Baseboard + SoC module</text:p>
              </text:list-item>
              <text:list-item>
                <text:p>Hats (Raspberry), Capes (BeagleBoard)</text:p>
              </text:list-item>
              <text:list-item>
                <text:p text:style-name="P4">Memory module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Devices Are Hot Pluggable</text:p>
          </draw:text-box>
        </draw:frame>
        <draw:frame presentation:style-name="pr7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2">Even CPUs and Memory can be removed and added at runtime</text:span><text:span text:style-name="T2"><text:line-break/></text:span><text:span text:style-name="T3">Linux: Documentation/core-api/memory-hotplug.rst</text:span><text:span text:style-name="T3"><text:line-break/></text:span><text:span text:style-name="T3">Linux: Documentation/core-api/cpu_hotplug.rst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Is There A Master Device?</text:p>
          </draw:text-box>
        </draw:frame>
        <draw:frame presentation:style-name="pr7" draw:text-style-name="P1" draw:layer="layout" svg:width="29.832cm" svg:height="12.954cm" svg:x="1.664cm" svg:y="5.334cm" presentation:class="outline">
          <draw:text-box>
            <text:list text:style-name="L2">
              <text:list-item>
                <text:p>With protocols like CCIX there can be multiple bus masters.</text:p>
              </text:list-item>
              <text:list-item>
                <text:p>So in future modular systems it is hard to say whose requirements dictate the “one” device tree.</text:p>
              </text:list-item>
              <text:list-item>
                <text:p>Do we need separate device trees per bus master? 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Configurable IO Routing</text:p>
          </draw:text-box>
        </draw:frame>
        <draw:frame presentation:style-name="pr7" draw:text-style-name="P1" draw:layer="layout" svg:width="29.832cm" svg:height="12.954cm" svg:x="1.664cm" svg:y="5.334cm" presentation:class="outline">
          <draw:text-box>
            <text:list text:style-name="L2">
              <text:list-item>
                <text:p>SoCs may have more supported IOs than connected pins.</text:p>
              </text:list-item>
              <text:list-item>
                <text:p>The routing of GPIOs is configurable, e.g.<text:line-break/>Raspberry GPIO 18 may be connected to input register, output register, PWM, SPI, PCM Audio.</text:p>
              </text:list-item>
              <text:list-item>
                <text:p>PCI-e bifurcation is used to connect multiple devices to one PCI-e connector.<text:line-break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Device Configurability</text:p>
          </draw:text-box>
        </draw:frame>
        <draw:frame presentation:style-name="pr7" draw:text-style-name="P1" draw:layer="layout" svg:width="29.832cm" svg:height="12.954cm" svg:x="1.664cm" svg:y="5.334cm" presentation:class="outline">
          <draw:text-box>
            <text:list text:style-name="L2">
              <text:list-item>
                <text:p>Many devices contain their own firmware or even FPGA.</text:p>
              </text:list-item>
              <text:list-item>
                <text:p>Device firmware changes may make the device appear completely different to the outside world.</text:p>
              </text:list-item>
              <text:list-item>
                <text:p>How about</text:p>
                <text:list>
                  <text:list-item>
                    <text:p>Changing functions according to license status</text:p>
                  </text:list-item>
                  <text:list-item>
                    <text:p>Changing CPU ISA via microcod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Hardware or Software?</text:p>
          </draw:text-box>
        </draw:frame>
        <draw:frame presentation:style-name="pr9" draw:text-style-name="P8" draw:layer="layout" svg:width="29.832cm" svg:height="12.954cm" svg:x="1.664cm" svg:y="5.334cm" presentation:class="outline">
          <draw:text-box>
            <text:list text:style-name="L3">
              <text:list-item>
                <text:p text:style-name="P7">vdd_soc: sd0 {</text:p>
              </text:list-item>
              <text:list-item>
                <text:p text:style-name="P7">        regulator-name = "VDD_SOC";</text:p>
              </text:list-item>
              <text:list-item>
                <text:p text:style-name="P7">        regulator-min-microvolt = &lt;1000000&gt;;</text:p>
              </text:list-item>
              <text:list-item>
                <text:p text:style-name="P7">        regulator-max-microvolt = &lt;1170000&gt;;</text:p>
              </text:list-item>
              <text:list-item>
                <text:p text:style-name="P7"><text:span text:style-name="T4">        </text:span><text:span text:style-name="T4">regulator-enable-ramp-delay = &lt;146&gt;;</text:span></text:p>
              </text:list-item>
              <text:list-item>
                <text:p text:style-name="P7"><text:span text:style-name="T4">        </text:span><text:span text:style-name="T4">regulator-disable-ramp-delay = &lt;4080&gt;;</text:span></text:p>
              </text:list-item>
              <text:list-item>
                <text:p text:style-name="P7"><text:span text:style-name="T4">        </text:span><text:span text:style-name="T4">regulator-ramp-delay = &lt;27500&gt;;</text:span></text:p>
              </text:list-item>
              <text:list-item>
                <text:p text:style-name="P7"><text:span text:style-name="T4">        </text:span><text:span text:style-name="T4">regulator-ramp-delay-scale = &lt;300&gt;;</text:span></text:p>
              </text:list-item>
              <text:list-item>
                <text:p text:style-name="P7">        regulator-always-on;</text:p>
              </text:list-item>
              <text:list-item>
                <text:p text:style-name="P7">        regulator-boot-on;</text:p>
              </text:list-item>
              <text:list-item>
                <text:p text:style-name="P7"/>
              </text:list-item>
              <text:list-item>
                <text:p text:style-name="P7">        maxim,active-fps-source = &lt;MAX77620_FPS_SRC_1&gt;;</text:p>
              </text:list-item>
              <text:list-item>
                <text:p text:style-name="P7">        maxim,active-fps-power-up-slot = &lt;1&gt;;</text:p>
              </text:list-item>
              <text:list-item>
                <text:p text:style-name="P7">        maxim,active-fps-power-down-slot = &lt;6&gt;;</text:p>
              </text:list-item>
              <text:list-item>
                <text:p text:style-name="P7">};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DT Nodes as Communication Area</text:p>
          </draw:text-box>
        </draw:frame>
        <draw:frame presentation:style-name="pr7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Necessary properties, e.g.</text:p>
                <text:list>
                  <text:list-item>
                    <text:p>cpu-release-addr in CPU node for CPUs with spin-table enable-method</text:p>
                  </text:list-item>
                  <text:list-item>
                    <text:p>Available memory</text:p>
                  </text:list-item>
                </text:list>
              </text:list-item>
              <text:list-item>
                <text:p>Optional properties, e.g.</text:p>
                <text:list>
                  <text:list-item>
                    <text:p>GRUB passing ‘bootargs’, ‘linux,initrd-start’, ‘linux,initrd-end’ to Linux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DT in the Software Stack</text:p>
          </draw:text-box>
        </draw:frame>
        <draw:frame presentation:style-name="pr7" draw:text-style-name="P1" draw:layer="layout" svg:width="29.832cm" svg:height="12.954cm" svg:x="1.664cm" svg:y="5.334cm" presentation:class="outline">
          <draw:text-box>
            <text:list text:style-name="L2">
              <text:list-item>
                <text:p>Some devices should only be available in secure world</text:p>
                <text:list>
                  <text:list-item>
                    <text:p>SPI flash for UEFI variable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draw:frame presentation:style-name="pr4" draw:text-style-name="P1" draw:layer="layout" svg:width="29.996cm" svg:height="3.506cm" svg:x="1.664cm" svg:y="0.337cm" presentation:class="title">
          <draw:text-box>
            <text:p>Conclusion</text:p>
          </draw:text-box>
        </draw:frame>
        <draw:frame presentation:style-name="pr7" draw:text-style-name="P1" draw:layer="layout" svg:width="29.832cm" svg:height="12.954cm" svg:x="1.664cm" svg:y="5.334cm" presentation:class="outline">
          <draw:text-box>
            <text:list text:style-name="L2">
              <text:list-item>
                <text:p>Device trees are a mishmash of</text:p>
                <text:list>
                  <text:list-item>
                    <text:p>Hardware description</text:p>
                  </text:list-item>
                  <text:list-item>
                    <text:p>Hardware configuration</text:p>
                  </text:list-item>
                  <text:list-item>
                    <text:p>Software configuration</text:p>
                  </text:list-item>
                  <text:list-item>
                    <text:p>Communication area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8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Areas for Improvement</text:p>
          </draw:text-box>
        </draw:frame>
        <draw:frame presentation:style-name="pr7" draw:text-style-name="P1" draw:layer="layout" svg:width="29.832cm" svg:height="12.954cm" svg:x="1.664cm" svg:y="5.334cm" presentation:class="outline">
          <draw:text-box>
            <text:list text:style-name="L2">
              <text:list-item>
                <text:p>Separation between hardware and software properties</text:p>
              </text:list-item>
              <text:list-item>
                <text:p>Support for hardware modularity</text:p>
              </text:list-item>
              <text:list-item>
                <text:p>Software layer specific device trees</text:p>
              </text:list-item>
              <text:list-item>
                <text:p>Multiple masters (CPUs, Accelarators)</text:p>
              </text:list-item>
              <text:list-item>
                <text:p>Ownership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ource Sans Pro1" svg:font-family="'Source Sans Pro'" style:font-pitch="variable"/>
    <style:font-face style:name="Source Sans Pro Black1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ABA1231826C4B1AE.png" xlink:type="simple" xlink:show="embed" xlink:actuate="onLoad"/>
    <draw:fill-image draw:name="Bitmap_20_2" draw:display-name="Bitmap 2" xlink:href="Pictures/10000000000004F900000322ABA1231826C4B1AE.png" xlink:type="simple" xlink:show="embed" xlink:actuate="onLoad"/>
    <draw:fill-image draw:name="Bitmape_20_11" draw:display-name="Bitmape 11" xlink:href="Pictures/10000000000004F90000032296150BD05618D96B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 Regular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6T12:34:18.667843787</meta:creation-date>
    <meta:editing-duration>PT51M</meta:editing-duration>
    <meta:editing-cycles>10</meta:editing-cycles>
    <meta:generator>LibreOffice/6.4.4.1$Linux_X86_64 LibreOffice_project/40$Build-1</meta:generator>
    <dc:title>Vivid</dc:title>
    <dc:date>2020-05-17T07:43:02.670890757</dc:date>
    <meta:document-statistic meta:object-count="84"/>
  </office:meta>
</office:document-meta>
</file>